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KacstQurn" svg:font-family="KacstQurn"/>
    <style:font-face style:name="Lohit Devanagari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4pt"/>
    </style:style>
    <style:style style:name="P2" style:family="paragraph" style:parent-style-name="Standard">
      <style:text-properties fo:font-size="24pt" officeooo:rsid="00038cf6" officeooo:paragraph-rsid="00038cf6"/>
    </style:style>
    <style:style style:name="P3" style:family="paragraph" style:parent-style-name="Standard">
      <style:text-properties fo:font-size="24pt" officeooo:rsid="00038cf6" officeooo:paragraph-rsid="000b90cb"/>
    </style:style>
    <style:style style:name="T1" style:family="text">
      <style:text-properties officeooo:rsid="000117c4"/>
    </style:style>
    <style:style style:name="T2" style:family="text">
      <style:text-properties officeooo:rsid="00020f00"/>
    </style:style>
    <style:style style:name="T3" style:family="text">
      <style:text-properties officeooo:rsid="00038cf6"/>
    </style:style>
    <style:style style:name="T4" style:family="text">
      <style:text-properties officeooo:rsid="00048cd0"/>
    </style:style>
    <style:style style:name="T5" style:family="text">
      <style:text-properties officeooo:rsid="0004ee44"/>
    </style:style>
    <style:style style:name="T6" style:family="text">
      <style:text-properties officeooo:rsid="0005d63b"/>
    </style:style>
    <style:style style:name="T7" style:family="text">
      <style:text-properties officeooo:rsid="00078c86"/>
    </style:style>
    <style:style style:name="T8" style:family="text">
      <style:text-properties officeooo:rsid="000b90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*<text:span text:style-name="T1">Favicons must be square in resolution (16x16, 32x32…) as browsers do not support non-square icons. Modern browsers prefer to use PNG icons with the biggest resolution they could find in the root directory</text:span></text:p>
      <text:p text:style-name="P1"/>
      <text:p text:style-name="P1">*<text:span text:style-name="T2">Margin: trbl(top, right, bottom and left) clockwise. </text:span><text:span text:style-name="T4">Same goes for padding, and surely other properties too...</text:span></text:p>
      <text:p text:style-name="P1"/>
      <text:p text:style-name="P1">*<text:span text:style-name="T5">When you apply a font to the whole HTML body, it's not added to buttons, you have to do that separately</text:span></text:p>
      <text:p text:style-name="P1"/>
      <text:p text:style-name="P1">*<text:span text:style-name="T5">Add "cursor: pointer" to button so the cursor changes when hovering over </text:span><text:span text:style-name="T6">it</text:span></text:p>
      <text:p text:style-name="P1"/>
      <text:p text:style-name="P1">*<text:span text:style-name="T3">To reset default properties:</text:span></text:p>
      <text:p text:style-name="P1"><text:tab/>*<text:span text:style-name="T3">{</text:span></text:p>
      <text:p text:style-name="P1"><text:tab/><text:tab/><text:span text:style-name="T3">box-sizing: border-box;</text:span></text:p>
      <text:p text:style-name="P1"><text:tab/><text:tab/><text:span text:style-name="T3">margin: 0;</text:span></text:p>
      <text:p text:style-name="P1"><text:tab/><text:tab/><text:span text:style-name="T3">padding: 0;</text:span></text:p>
      <text:p text:style-name="P2"><text:tab/>}</text:p>
      <text:p text:style-name="P2"/>
      <text:p text:style-name="P3">*<text:span text:style-name="T7">justify-content centers vertically.</text:span></text:p>
      <text:p text:style-name="P3"><text:span text:style-name="T8">W</text:span><text:span text:style-name="T7">h</text:span><text:span text:style-name="T8">ereas</text:span><text:span text:style-name="T7"> align-items centers horizontally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KacstQurn" svg:font-family="KacstQurn"/>
    <style:font-face style:name="Lohit Devanagari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8pt" fo:language="en" fo:country="US" style:letter-kerning="true" style:font-name-asian="Noto Serif CJK SC" style:font-size-asian="10.5pt" style:language-asian="zh" style:country-asian="CN" style:font-name-complex="KacstQurn" style:font-size-complex="18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8pt" fo:language="en" fo:country="US" style:letter-kerning="true" style:font-name-asian="Noto Serif CJK SC" style:font-size-asian="10.5pt" style:language-asian="zh" style:country-asian="CN" style:font-name-complex="KacstQurn" style:font-size-complex="18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8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size-complex="18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fo:font-size="12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8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0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4T21:16:25.629524067</meta:creation-date>
    <dc:date>2021-01-27T11:39:29.099473480</dc:date>
    <meta:editing-duration>PT45M30S</meta:editing-duration>
    <meta:editing-cycles>8</meta:editing-cycles>
    <meta:generator>LibreOffice/6.4.6.2$Linux_X86_64 LibreOffice_project/40$Build-2</meta:generator>
    <meta:document-statistic meta:table-count="0" meta:image-count="0" meta:object-count="0" meta:page-count="1" meta:paragraph-count="12" meta:word-count="102" meta:character-count="656" meta:non-whitespace-character-count="558"/>
  </office:meta>
</office:document-meta>
</file>